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P2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style style:name="P3" style:family="paragraph" style:parent-style-name="Text_20_body">
      <style:text-properties officeooo:rsid="00518f12" officeooo:paragraph-rsid="00851178"/>
    </style:style>
    <style:style style:name="P4" style:family="paragraph" style:parent-style-name="Text_20_body">
      <style:paragraph-properties fo:text-align="start" style:justify-single-word="false"/>
      <style:text-properties officeooo:rsid="00518f12" officeooo:paragraph-rsid="00851178"/>
    </style:style>
    <style:style style:name="P5" style:family="paragraph" style:parent-style-name="Text_20_body">
      <style:text-properties officeooo:paragraph-rsid="00851178"/>
    </style:style>
    <style:style style:name="P6" style:family="paragraph" style:parent-style-name="Text_20_body">
      <style:text-properties officeooo:rsid="0088d55c" officeooo:paragraph-rsid="0088d55c"/>
    </style:style>
    <style:style style:name="P7" style:family="paragraph" style:parent-style-name="Text_20_body">
      <style:paragraph-properties fo:margin-top="0cm" fo:margin-bottom="0.199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weight="bold" officeooo:rsid="00ac407d" officeooo:paragraph-rsid="00ac407d" style:font-weight-asian="bold" style:font-weight-complex="bold"/>
    </style:style>
    <style:style style:name="P10" style:family="paragraph" style:parent-style-name="Frame_20_contents">
      <style:paragraph-properties fo:text-align="center" style:justify-single-word="false"/>
      <style:text-properties fo:color="#ff0000" style:font-name="Fira Sans" fo:font-size="10pt" fo:font-weight="bold" officeooo:rsid="00ac407d" officeooo:paragraph-rsid="00ac407d" style:font-size-asian="10pt" style:font-weight-asian="bold" style:font-size-complex="10pt" style:font-weight-complex="bold"/>
    </style:style>
    <style:style style:name="T1" style:family="text">
      <style:text-properties officeooo:rsid="007ba53c"/>
    </style:style>
    <style:style style:name="T2" style:family="text">
      <style:text-properties officeooo:rsid="00518f12"/>
    </style:style>
    <style:style style:name="T3" style:family="text">
      <style:text-properties officeooo:rsid="007bfbf6"/>
    </style:style>
    <style:style style:name="T4" style:family="text">
      <style:text-properties officeooo:rsid="00a65711"/>
    </style:style>
    <style:style style:name="T5" style:family="text">
      <style:text-properties officeooo:rsid="00a8671c"/>
    </style:style>
    <style:style style:name="T6" style:family="text">
      <style:text-properties officeooo:rsid="00ac407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cm" draw:fill-image-height="0cm" fo:padding="0.15cm" fo:border="1.5pt solid #ff0000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Ε<text:span text:style-name="T6">βδομαδιαία έκθεση ε</text:span>πιδημιολογική<text:span text:style-name="T6">ς</text:span> επιτήρηση<text:span text:style-name="T6">ς</text:span> σε σημεία φροντίδας προσφύγων/μεταναστών</text:p>
      <text:p text:style-name="P9">Παράρτημα</text:p>
      <text:p text:style-name="P9">Αριθμός δηλωθέντων περιστατικών ανά κέντρο</text:p>
      <text:p text:style-name="P7">Εβδομάδα \Sexpr{tgtweek%%100}/\Sexpr{tgtweek%/%100} (\Sexpr{tgtweekR})</text:p>
      <text:p text:style-name="Text_20_body">&lt;&lt;Table1, echo=FALSE, results=xml&gt;&gt;=</text:p>
      <text:p text:style-name="P4">casetabStyles &lt;- tableStyles(<text:span text:style-name="T4">casetab</text:span>, useRowNames=FALSE, header=colnames(<text:span text:style-name="T1">casetab</text:span>))</text:p>
      <text:p text:style-name="P3">casetabStyles$header[casetabStyles$header=="MyCenteredNormal"] &lt;- "MyCentered<text:span text:style-name="T5">X</text:span>Small"</text:p>
      <text:p text:style-name="P3">casetabStyles$text[casetabStyles$text=="MyCenteredNormal"] &lt;- "MyCentered<text:span text:style-name="T5">X</text:span>Small"</text:p>
      <text:p text:style-name="P5">odfTable(<text:span text:style-name="T3">casetab</text:span>, useRowNames=FALSE, styles=casetab<text:span text:style-name="T2">S</text:span>tyles)</text:p>
      <text:p text:style-name="P6">@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1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1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Fira Sans1" fo:font-family="'Fira Sans'" style:font-style-name="Κανονικά" style:font-family-generic="swiss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MP2" style:family="paragraph" style:parent-style-name="Frame_20_contents">
      <style:paragraph-properties fo:text-align="center" style:justify-single-word="false"/>
      <style:text-properties fo:color="#ff0000" style:font-name="Fira Sans" fo:font-size="10pt" fo:font-weight="bold" officeooo:rsid="00ac407d" officeooo:paragraph-rsid="00ac407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cm" draw:fill-image-height="0cm" fo:padding="0.15cm" fo:border="1.5pt solid #ff0000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Πλαίσιο1" text:anchor-type="paragraph" svg:x="22.759cm" svg:y="1.349cm" svg:width="3.112cm" draw:z-index="0"><draw:text-box fo:min-height="0.727cm"><text:p text:style-name="MP2">ΕΜΠΙΣΤΕΥΤΙΚΟ</text:p></draw:text-box></draw:frame>Κέντρο Ελέγχου και Πρόληψης Νοσημάτων – Τμήμα Επιδημιολογικής Επιτήρησης και Παρέμβασης</text:p>
      </style:header>
      <style:footer>
        <text:p text:style-name="MP3">Σελίδα <text:span text:style-name="MT1"><text:page-number text:select-page="current">1</text:page-number></text:span><text:span text:style-name="MT1"> 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1T12:38:08.645823142</dc:date>
    <dc:creator>Theodore Lytras</dc:creator>
    <meta:editing-duration>PT7H14M9S</meta:editing-duration>
    <meta:editing-cycles>116</meta:editing-cycles>
    <meta:generator>LibreOffice/5.1.5.1$Linux_X86_64 LibreOffice_project/10m0$Build-1</meta:generator>
    <meta:document-statistic meta:table-count="0" meta:image-count="0" meta:object-count="0" meta:page-count="1" meta:paragraph-count="13" meta:word-count="50" meta:character-count="659" meta:non-whitespace-character-count="621"/>
  </office:meta>
</office:document-meta>
</file>